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text-properties fo:font-size="20pt"/>
    </style:style>
    <style:style style:name="P2" style:family="paragraph">
      <style:text-properties fo:font-family="'Courier New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P3" style:family="paragraph">
      <style:text-properties fo:font-family="'Courier New'" style:font-family-generic="modern" style:font-pitch="fixed" fo:font-size="24pt" style:font-size-asian="24pt" style:font-size-complex="24pt"/>
    </style:style>
    <style:style style:name="P4" style:family="paragraph">
      <style:text-properties fo:font-family="'Courier New'" style:font-family-generic="modern" style:font-pitch="fixed" fo:font-size="22pt" style:font-size-asian="22pt" style:font-size-complex="22pt"/>
    </style:style>
    <style:style style:name="P5" style:family="paragraph">
      <style:text-properties fo:font-family="'Courier New'" style:font-family-generic="modern" style:font-pitch="fixed"/>
    </style:style>
    <style:style style:name="P6" style:family="paragraph">
      <style:text-properties fo:font-family="'Courier New'" style:font-family-generic="modern" style:font-pitch="fixed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family="'Courier New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family="'Courier New'" style:font-family-generic="modern" style:font-pitch="fixed" fo:font-size="22pt" style:font-size-asian="22pt" style:font-size-complex="22pt"/>
    </style:style>
    <style:style style:name="T5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6" style:family="text">
      <style:text-properties fo:font-family="'Courier New'" style:font-family-generic="modern" style:font-pitch="fixed"/>
    </style:style>
    <style:style style:name="T7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8" style:family="text">
      <style:text-properties fo:font-family="'Courier New'" style:font-family-generic="modern" style:font-pitch="fixed"/>
    </style:style>
    <style:style style:name="T9" style:family="text">
      <style:text-properties fo:font-family="'Courier New'" style:font-family-generic="modern" style:font-pitch="fixed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<text:span text:style-name="T1">Интерфейсы</text:span></text:p>
            <text:p/>
            <text:p>Andrew Svetlov</text:p>
            <text:p><text:a xlink:href="mailto:andrew.svetlov@gmail.com">andrew.svetlov@gmail.com</text:a></text:p>
            <text:p>asvetlov.blogspot.com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Интерфейсы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Duck Typing</text:p>
              </text:list-item>
              <text:list-item>
                <text:p>ABC</text:p>
              </text:list-item>
              <text:list-item>
                <text:p>Zope Interfa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6" draw:layer="layout" svg:width="25.199cm" svg:height="3.506cm" svg:x="1.4cm" svg:y="0.837cm" presentation:class="title">
          <draw:text-box>
            <text:p>Duck Typing</text:p>
          </draw:text-box>
        </draw:frame>
        <draw:frame presentation:style-name="pr4" draw:text-style-name="P2" draw:layer="layout" svg:width="12.023cm" svg:height="12.179cm" svg:x="1.4cm" svg:y="4.914cm" presentation:class="outline" presentation:user-transformed="true">
          <draw:text-box>
            <text:p text:style-name="P2"><text:span text:style-name="T2">class</text:span><text:span text:style-name="T3"> A:</text:span></text:p>
            <text:p text:style-name="P2"><text:span text:style-name="T3"><text:s text:c="2"/></text:span><text:span text:style-name="T2">def</text:span><text:span text:style-name="T3"> f(self):</text:span></text:p>
            <text:p text:style-name="P2"><text:span text:style-name="T3"><text:s text:c="4"/></text:span><text:span text:style-name="T3">print('A.f')</text:span></text:p>
            <text:p text:style-name="P2"><text:span text:style-name="T2">class</text:span><text:span text:style-name="T3"> B:</text:span></text:p>
            <text:p text:style-name="P2"><text:span text:style-name="T3"><text:s text:c="2"/></text:span><text:span text:style-name="T2">def</text:span><text:span text:style-name="T3"> f(self):</text:span></text:p>
            <text:p text:style-name="P2"><text:span text:style-name="T3"><text:s text:c="4"/></text:span><text:span text:style-name="T3">print('B.f')</text:span></text:p>
            <text:p text:style-name="P2"><text:span text:style-name="T3"/></text:p>
          </draw:text-box>
        </draw:frame>
        <draw:frame presentation:style-name="pr4" draw:text-style-name="P3" draw:layer="layout" svg:width="12.023cm" svg:height="12.179cm" svg:x="14.025cm" svg:y="4.914cm" presentation:class="outline" presentation:user-transformed="true">
          <draw:text-box>
            <text:p text:style-name="P2"><text:span text:style-name="T3">&gt;&gt;&gt; a = A()</text:span></text:p>
            <text:p text:style-name="P2"><text:span text:style-name="T3">&gt;&gt;&gt; b = B();</text:span></text:p>
            <text:p text:style-name="P2"><text:span text:style-name="T3">&gt;&gt;&gt; a.f()</text:span></text:p>
            <text:p text:style-name="P2"><text:span text:style-name="T3">A.f</text:span></text:p>
            <text:p text:style-name="P2"><text:span text:style-name="T3">&gt;&gt;&gt; b.f()</text:span></text:p>
            <text:p text:style-name="P2"><text:span text:style-name="T3">b.f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3" draw:layer="layout" svg:width="25.199cm" svg:height="3.506cm" svg:x="1.4cm" svg:y="0.837cm" presentation:class="title">
          <draw:text-box>
            <text:p>Pro/Contra</text:p>
          </draw:text-box>
        </draw:frame>
        <draw:frame presentation:style-name="pr4" draw:layer="layout" svg:width="12.023cm" svg:height="12.179cm" svg:x="1.4cm" svg:y="4.914cm" presentation:class="outline">
          <draw:text-box>
            <text:list text:style-name="L3">
              <text:list-item>
                <text:p>Естественная запись</text:p>
              </text:list-item>
              <text:list-item>
                <text:p>Ничего лишнего</text:p>
              </text:list-item>
              <text:list-item>
                <text:p>hasattr vs isinstance</text:p>
                <text:p/>
              </text:list-item>
            </text:list>
          </draw:text-box>
        </draw:frame>
        <draw:frame presentation:style-name="pr4" draw:layer="layout" svg:width="12.023cm" svg:height="12.179cm" svg:x="14.025cm" svg:y="4.914cm" presentation:class="outline">
          <draw:text-box>
            <text:list text:style-name="L3">
              <text:list-item>
                <text:p>Неявность интерфейса</text:p>
              </text:list-item>
              <text:list-item>
                <text:p>Сложность само-документирования</text:p>
              </text:list-item>
              <text:list-item>
                <text:p>a.x =&gt; Point ??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6" draw:layer="layout" svg:width="25.199cm" svg:height="3.506cm" svg:x="1.4cm" svg:y="0.837cm" presentation:class="title">
          <draw:text-box>
            <text:p>Iterable</text:p>
          </draw:text-box>
        </draw:frame>
        <draw:frame presentation:style-name="pr4" draw:layer="layout" svg:width="12.023cm" svg:height="12.179cm" svg:x="1.4cm" svg:y="4.914cm" presentation:class="outline">
          <draw:text-box>
            <text:list text:style-name="L3">
              <text:list-item>
                <text:p>__iter__</text:p>
              </text:list-item>
              <text:list-item>
                <text:p>__getitem__ <text:line-break/>пока не IndexError</text:p>
              </text:list-item>
            </text:list>
          </draw:text-box>
        </draw:frame>
        <draw:frame presentation:style-name="pr4" draw:text-style-name="P4" draw:layer="layout" svg:width="12.023cm" svg:height="12.179cm" svg:x="14.025cm" svg:y="4.914cm" presentation:class="outline" presentation:user-transformed="true">
          <draw:text-box>
            <text:p text:style-name="P4"><text:span text:style-name="T4">class A:</text:span></text:p>
            <text:p text:style-name="P4"><text:span text:style-name="T4"><text:s text:c="2"/></text:span><text:span text:style-name="T4">def __getitem__(self, i):</text:span></text:p>
            <text:p text:style-name="P4"><text:span text:style-name="T4"><text:s text:c="4"/></text:span><text:span text:style-name="T4">if i &lt; 3:</text:span></text:p>
            <text:p text:style-name="P4"><text:span text:style-name="T4"><text:s text:c="6"/></text:span><text:span text:style-name="T4">return i</text:span></text:p>
            <text:p text:style-name="P4"><text:span text:style-name="T4"><text:s text:c="4"/></text:span><text:span text:style-name="T4">raise IndexError("out <text:s text:c="17"/>of range")</text:span></text:p>
            <text:p text:style-name="P4"><text:span text:style-name="T4">&gt;&gt;&gt; a = A()</text:span></text:p>
            <text:p text:style-name="P4"><text:span text:style-name="T4">&gt;&gt;&gt; i = iter(a)</text:span></text:p>
            <text:p text:style-name="P4"><text:span text:style-name="T4">&gt;&gt;&gt; list(i)</text:span></text:p>
            <text:p text:style-name="P4"><text:span text:style-name="T4">[0, 1, 2]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Конструктор dict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Аргумент может быть:</text:p>
              </text:list-item>
              <text:list-item>
                <text:p>dict</text:p>
              </text:list-item>
              <text:list-item>
                <text:p>Sequence of 2-elem sequences</text:p>
              </text:list-item>
              <text:list-item>
                <text:p>Mapping??? .keys!!!</text:p>
              </text:list-item>
              <text:list-item>
                <text:p>Iter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Наследование</text:p>
          </draw:text-box>
        </draw:frame>
        <draw:frame presentation:style-name="pr4" draw:text-style-name="P5" draw:layer="layout" svg:width="24.639cm" svg:height="12.179cm" svg:x="1.4cm" svg:y="4.914cm" presentation:class="outline">
          <draw:text-box>
            <text:p text:style-name="P5"><text:span text:style-name="T5">class</text:span><text:span text:style-name="T6"> Base:</text:span></text:p>
            <text:p text:style-name="P5"><text:span text:style-name="T6"><text:s text:c="2"/></text:span><text:span text:style-name="T5">def</text:span><text:span text:style-name="T6"> f(self):</text:span></text:p>
            <text:p text:style-name="P5"><text:span text:style-name="T6"><text:s text:c="4"/></text:span><text:span text:style-name="T5">raise</text:span><text:span text:style-name="T6"> NotImplementedError()</text:span></text:p>
            <text:p text:style-name="P5"><text:span text:style-name="T6"/></text:p>
            <text:p text:style-name="P5"><text:span text:style-name="T5">class</text:span><text:span text:style-name="T6"> A(Base):</text:span></text:p>
            <text:p text:style-name="P5"><text:span text:style-name="T6"><text:s text:c="2"/></text:span><text:span text:style-name="T5">def</text:span><text:span text:style-name="T6"> f(self):</text:span></text:p>
            <text:p text:style-name="P5"><text:span text:style-name="T6"><text:s text:c="4"/></text:span><text:span text:style-name="T5">return</text:span><text:span text:style-name="T6"> 1</text:span></text:p>
            <text:p text:style-name="P5"><text:span text:style-name="T6">&gt;&gt;&gt; a = A()</text:span></text:p>
            <text:p text:style-name="P5"><text:span text:style-name="T6">&gt;&gt;&gt; isinstance(a, Base)</text:span></text:p>
            <text:p text:style-name="P5"><text:span text:style-name="T6">True</text:span></text:p>
            <text:p text:style-name="P5"><text:span text:style-name="T6">&gt;&gt;&gt; b = Base() <text:s/># ??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BC (Abstract Base Classes)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p text:style-name="P6"><text:span text:style-name="T7">class</text:span><text:span text:style-name="T8"> Base(abc.Meta):</text:span></text:p>
            <text:p text:style-name="P6"><text:span text:style-name="T8"><text:s text:c="2"/></text:span><text:span text:style-name="T8">@abc.abstractmethod</text:span></text:p>
            <text:p text:style-name="P6"><text:span text:style-name="T8"><text:s text:c="2"/></text:span><text:span text:style-name="T7">def</text:span><text:span text:style-name="T8"> f(self):</text:span></text:p>
            <text:p text:style-name="P6"><text:span text:style-name="T8"><text:s text:c="4"/></text:span><text:span text:style-name="T8">return 0</text:span></text:p>
            <text:p text:style-name="P6"><text:span text:style-name="T7">class</text:span><text:span text:style-name="T8"> A(Base):</text:span></text:p>
            <text:p text:style-name="P6"><text:span text:style-name="T8"><text:s text:c="2"/></text:span><text:span text:style-name="T7">def</text:span><text:span text:style-name="T8"> f(self):</text:span></text:p>
            <text:p text:style-name="P6"><text:span text:style-name="T8"><text:s text:c="4"/></text:span><text:span text:style-name="T7">return</text:span><text:span text:style-name="T8"> super().f() + 1</text:span></text:p>
            <text:p text:style-name="P6"><text:span text:style-name="T8">&gt;&gt;&gt; a = A()</text:span></text:p>
            <text:p text:style-name="P6"><text:span text:style-name="T8">&gt;&gt;&gt; isinstance(a, Base)</text:span></text:p>
            <text:p text:style-name="P6"><text:span text:style-name="T8">True</text:span></text:p>
            <text:p text:style-name="P6"><text:span text:style-name="T8">&gt;&gt;&gt; b = Base() <text:s/># ???</text:span></text:p>
            <text:p text:style-name="P6"><text:span text:style-name="T8">Can't instantiate abstract class Base with abstract methods f</text:span></text:p>
            <text:p text:style-name="P6"><text:span text:style-name="T8">&gt;&gt;&gt; a.f()</text:span></text:p>
            <text:p text:style-name="P6"><text:span text:style-name="T8">1</text:span></text:p>
            <text:p text:style-name="P6"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6" draw:layer="layout" svg:width="25.199cm" svg:height="3.506cm" svg:x="1.4cm" svg:y="0.837cm" presentation:class="title">
          <draw:text-box>
            <text:p>collections.abc</text:p>
          </draw:text-box>
        </draw:frame>
        <draw:frame presentation:style-name="pr4" draw:layer="layout" svg:width="12.023cm" svg:height="12.179cm" svg:x="1.4cm" svg:y="4.914cm" presentation:class="outline">
          <draw:text-box>
            <text:list text:style-name="L3">
              <text:list-item>
                <text:p>Hashable </text:p>
              </text:list-item>
              <text:list-item>
                <text:p>Iterable</text:p>
              </text:list-item>
              <text:list-item>
                <text:p>Iterator</text:p>
              </text:list-item>
              <text:list-item>
                <text:p>Sized</text:p>
              </text:list-item>
              <text:list-item>
                <text:p>Container</text:p>
              </text:list-item>
              <text:list-item>
                <text:p>Callable</text:p>
              </text:list-item>
              <text:list-item>
                <text:p>Set</text:p>
              </text:list-item>
              <text:list-item>
                <text:p>MutableSet</text:p>
              </text:list-item>
              <text:list-item>
                <text:p>ByteString</text:p>
              </text:list-item>
            </text:list>
          </draw:text-box>
        </draw:frame>
        <draw:frame presentation:style-name="pr4" draw:layer="layout" svg:width="12.023cm" svg:height="12.179cm" svg:x="14.025cm" svg:y="4.914cm" presentation:class="outline" presentation:user-transformed="true">
          <draw:text-box>
            <text:list text:style-name="L3">
              <text:list-item>
                <text:p>Mapping</text:p>
              </text:list-item>
              <text:list-item>
                <text:p>MutableMapping</text:p>
              </text:list-item>
              <text:list-item>
                <text:p>MappingView</text:p>
              </text:list-item>
              <text:list-item>
                <text:p>KeysView</text:p>
              </text:list-item>
              <text:list-item>
                <text:p>ItemsView</text:p>
              </text:list-item>
              <text:list-item>
                <text:p>ValuesView</text:p>
              </text:list-item>
              <text:list-item>
                <text:p>Sequence</text:p>
              </text:list-item>
              <text:list-item>
                <text:p>MutableSeque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3" draw:layer="layout" svg:width="25.199cm" svg:height="3.506cm" svg:x="1.4cm" svg:y="0.837cm" presentation:class="title">
          <draw:text-box>
            <text:p>Самодельное множество</text:p>
          </draw:text-box>
        </draw:frame>
        <draw:frame presentation:style-name="pr4" draw:text-style-name="P5" draw:layer="layout" svg:width="12.023cm" svg:height="12.179cm" svg:x="1.4cm" svg:y="4.914cm" presentation:class="outline">
          <draw:text-box>
            <text:p text:style-name="P5"><text:span text:style-name="T5">from</text:span><text:span text:style-name="T6"> collections </text:span><text:span text:style-name="T5">import </text:span><text:span text:style-name="T6">Set</text:span></text:p>
            <text:p text:style-name="P5"><text:span text:style-name="T5">class </text:span><text:span text:style-name="T6">S(Set):</text:span></text:p>
            <text:p text:style-name="P5"><text:span text:style-name="T6"><text:s text:c="2"/></text:span><text:span text:style-name="T5">def </text:span><text:span text:style-name="T6">__init__(self, s):</text:span></text:p>
            <text:p text:style-name="P5"><text:span text:style-name="T6"><text:s text:c="4"/></text:span><text:span text:style-name="T5">super</text:span><text:span text:style-name="T6">().__init__()</text:span></text:p>
            <text:p text:style-name="P5"><text:span text:style-name="T6"><text:s text:c="4"/></text:span><text:span text:style-name="T6">self.s = frozenset(s)</text:span></text:p>
            <text:p text:style-name="P5"><text:span text:style-name="T6"><text:s text:c="2"/></text:span><text:span text:style-name="T5">def </text:span><text:span text:style-name="T6">__contains__(self, i):</text:span></text:p>
            <text:p text:style-name="P5"><text:span text:style-name="T6"><text:s text:c="4"/></text:span><text:span text:style-name="T5">return </text:span><text:span text:style-name="T6">i </text:span><text:span text:style-name="T5">in </text:span><text:span text:style-name="T6">self.s</text:span></text:p>
            <text:p text:style-name="P5"><text:span text:style-name="T6"><text:s text:c="2"/></text:span><text:span text:style-name="T5">def </text:span><text:span text:style-name="T6">__iter__(self):</text:span></text:p>
            <text:p text:style-name="P5"><text:span text:style-name="T6"><text:s text:c="4"/></text:span><text:span text:style-name="T5">return </text:span><text:span text:style-name="T6">iter(self.s)</text:span></text:p>
            <text:p text:style-name="P5"><text:span text:style-name="T6"><text:s text:c="2"/></text:span><text:span text:style-name="T5">def </text:span><text:span text:style-name="T6">__len__(self):</text:span></text:p>
            <text:p text:style-name="P5"><text:span text:style-name="T6"><text:s text:c="4"/></text:span><text:span text:style-name="T5">return </text:span><text:span text:style-name="T6">len(self.s)</text:span></text:p>
            <text:p text:style-name="P5"><text:span text:style-name="T6"/></text:p>
            <text:p text:style-name="P5"><text:span text:style-name="T6"/></text:p>
          </draw:text-box>
        </draw:frame>
        <draw:frame presentation:style-name="pr4" draw:text-style-name="P5" draw:layer="layout" svg:width="12.023cm" svg:height="12.179cm" svg:x="14.025cm" svg:y="4.914cm" presentation:class="outline">
          <draw:text-box>
            <text:p text:style-name="P5"><text:span text:style-name="T6">&gt;&gt;&gt; s1 = S({1, 2})</text:span></text:p>
            <text:p text:style-name="P5"><text:span text:style-name="T6">&gt;&gt;&gt; 2 in s1</text:span></text:p>
            <text:p text:style-name="P5"><text:span text:style-name="T6">True</text:span></text:p>
            <text:p text:style-name="P5"><text:span text:style-name="T6">&gt;&gt;&gt; s2 = S({2, 3})</text:span></text:p>
            <text:p text:style-name="P5"><text:span text:style-name="T6">&gt;&gt;&gt; s3 = s1|s2</text:span></text:p>
            <text:p text:style-name="P5"><text:span text:style-name="T6">&gt;&gt;&gt; list(s3)</text:span></text:p>
            <text:p text:style-name="P5"><text:span text:style-name="T6">[1, 2, 3]</text:span></text:p>
            <text:p text:style-name="P5"><text:span text:style-name="T6">&gt;&gt;&gt; s4 = s1 - s2</text:span></text:p>
            <text:p text:style-name="P5"><text:span text:style-name="T6">&gt;&gt;&gt; list(s4)</text:span></text:p>
            <text:p text:style-name="P5"><text:span text:style-name="T6">[1]</text:span></text:p>
            <text:p text:style-name="P5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Необязательные методы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Наличие метода</text:p>
              </text:list-item>
              <text:list-item>
                <text:p>Проверка на None</text:p>
              </text:list-item>
              <text:list-item>
                <text:p>Исключение NotImplementedError</text:p>
              </text:list-item>
              <text:list-item>
                <text:p>Значение NotImplemen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draw:frame presentation:style-name="pr3" draw:layer="layout" svg:width="25.199cm" svg:height="3.506cm" svg:x="1.4cm" svg:y="0.837cm" presentation:class="title">
          <draw:text-box>
            <text:p>Наличие метода и None</text:p>
          </draw:text-box>
        </draw:frame>
        <draw:frame presentation:style-name="pr4" draw:layer="layout" svg:width="12.023cm" svg:height="12.179cm" svg:x="1.4cm" svg:y="4.914cm" presentation:class="outline" presentation:user-transformed="true">
          <draw:text-box>
            <text:p><text:span text:style-name="T5">class</text:span><text:span text:style-name="T6"> A:</text:span></text:p>
            <text:p><text:span text:style-name="T6"><text:s text:c="2"/></text:span><text:span text:style-name="T6">post = None</text:span></text:p>
            <text:p><text:span text:style-name="T6"><text:s text:c="2"/></text:span><text:span text:style-name="T5">def</text:span><text:span text:style-name="T6"> do(self):</text:span></text:p>
            <text:p><text:span text:style-name="T6"><text:s text:c="4"/></text:span><text:span text:style-name="T5">if</text:span><text:span text:style-name="T6"> hasattr(self,</text:span></text:p>
            <text:p><text:span text:style-name="T6"><text:s text:c="15"/></text:span><text:span text:style-name="T6">'pre'):</text:span></text:p>
            <text:p><text:span text:style-name="T6"><text:s text:c="6"/></text:span><text:span text:style-name="T6">self.pre()</text:span></text:p>
            <text:p><text:span text:style-name="T6"><text:s text:c="4"/></text:span><text:span text:style-name="T6">print('A.do')</text:span></text:p>
            <text:p><text:span text:style-name="T8"><text:s text:c="4"/></text:span><text:span text:style-name="T7">if</text:span><text:span text:style-name="T8"> self.post is not None:</text:span></text:p>
            <text:p><text:span text:style-name="T8"><text:s text:c="6"/></text:span><text:span text:style-name="T8">self.post()</text:span></text:p>
            <text:p><text:span text:style-name="T6">&gt;&gt;&gt; a = A()</text:span></text:p>
            <text:p><text:span text:style-name="T6">&gt;&gt;&gt; a.do()</text:span></text:p>
            <text:p><text:span text:style-name="T6">A.do</text:span></text:p>
            <text:p><text:span text:style-name="T6"/></text:p>
            <text:p/>
            <text:p/>
          </draw:text-box>
        </draw:frame>
        <draw:frame presentation:style-name="pr4" draw:text-style-name="P5" draw:layer="layout" svg:width="12.023cm" svg:height="12.179cm" svg:x="14.025cm" svg:y="4.914cm" presentation:class="outline" presentation:user-transformed="true">
          <draw:text-box>
            <text:p text:style-name="P5"><text:span text:style-name="T5">class </text:span><text:span text:style-name="T6">B(A):</text:span></text:p>
            <text:p text:style-name="P5"><text:span text:style-name="T6"><text:s text:c="2"/></text:span><text:span text:style-name="T5">def </text:span><text:span text:style-name="T6">pre(self):</text:span></text:p>
            <text:p text:style-name="P5"><text:span text:style-name="T6"><text:s text:c="5"/></text:span><text:span text:style-name="T6">print('B.pre')</text:span></text:p>
            <text:p text:style-name="P6"><text:span text:style-name="T8"><text:s text:c="2"/></text:span><text:span text:style-name="T7">def </text:span><text:span text:style-name="T8">post(self):</text:span></text:p>
            <text:p text:style-name="P6"><text:span text:style-name="T8"><text:s text:c="5"/></text:span><text:span text:style-name="T8">print('B.post')</text:span></text:p>
            <text:p text:style-name="P6"><text:span text:style-name="T8"/></text:p>
            <text:p text:style-name="P5"><text:span text:style-name="T6">&gt;&gt;&gt; b = B()</text:span></text:p>
            <text:p text:style-name="P5"><text:span text:style-name="T6">&gt;&gt;&gt; b.do()</text:span></text:p>
            <text:p text:style-name="P5"><text:span text:style-name="T6">B.pre</text:span></text:p>
            <text:p text:style-name="P5"><text:span text:style-name="T6">A.do</text:span></text:p>
            <text:p text:style-name="P5"><text:span text:style-name="T6">B.post</text:span></text:p>
            <text:p text:style-name="P5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draw:frame presentation:style-name="pr3" draw:layer="layout" svg:width="25.199cm" svg:height="3.506cm" svg:x="1.4cm" svg:y="0.837cm" presentation:class="title">
          <draw:text-box>
            <text:p>NotImplementedError</text:p>
          </draw:text-box>
        </draw:frame>
        <draw:frame presentation:style-name="pr4" draw:layer="layout" svg:width="12.023cm" svg:height="12.179cm" svg:x="1.4cm" svg:y="4.914cm" presentation:class="outline" presentation:user-transformed="true">
          <draw:text-box>
            <text:p><text:span text:style-name="T5">class</text:span><text:span text:style-name="T6"> A:</text:span></text:p>
            <text:p><text:span text:style-name="T6"><text:s text:c="2"/></text:span><text:span text:style-name="T5">def </text:span><text:span text:style-name="T6">pre(self):</text:span></text:p>
            <text:p><text:span text:style-name="T6"><text:s text:c="4"/></text:span><text:span text:style-name="T5">raise </text:span><text:span text:style-name="T6">NotImplementedError(</text:span></text:p>
            <text:p><text:span text:style-name="T6"><text:s text:c="7"/></text:span><text:span text:style-name="T6">'implement pre method')</text:span></text:p>
            <text:p><text:span text:style-name="T6"/></text:p>
            <text:p><text:span text:style-name="T6"><text:s text:c="2"/></text:span><text:span text:style-name="T5">def </text:span><text:span text:style-name="T6">do(self):</text:span></text:p>
            <text:p><text:span text:style-name="T6"><text:s text:c="4"/></text:span><text:span text:style-name="T5">try</text:span><text:span text:style-name="T6">:</text:span></text:p>
            <text:p><text:span text:style-name="T6"><text:s text:c="6"/></text:span><text:span text:style-name="T6">self.pre()</text:span></text:p>
            <text:p><text:span text:style-name="T6"><text:s text:c="4"/></text:span><text:span text:style-name="T5">except </text:span><text:span text:style-name="T6">NotImplementedError:</text:span></text:p>
            <text:p><text:span text:style-name="T6"><text:s text:c="6"/></text:span><text:span text:style-name="T5">pass</text:span></text:p>
            <text:p><text:span text:style-name="T6"><text:s text:c="4"/></text:span><text:span text:style-name="T6">print('A.do')</text:span></text:p>
            <text:p><text:span text:style-name="T6"/></text:p>
          </draw:text-box>
        </draw:frame>
        <draw:frame presentation:style-name="pr4" draw:text-style-name="P5" draw:layer="layout" svg:width="12.023cm" svg:height="12.179cm" svg:x="14.025cm" svg:y="4.914cm" presentation:class="outline" presentation:user-transformed="true">
          <draw:text-box>
            <text:p text:style-name="P5"><text:span text:style-name="T5">class </text:span><text:span text:style-name="T6">B(A):</text:span></text:p>
            <text:p text:style-name="P5"><text:span text:style-name="T6"><text:s text:c="2"/></text:span><text:span text:style-name="T5">def </text:span><text:span text:style-name="T6">pre(self):</text:span></text:p>
            <text:p text:style-name="P5"><text:span text:style-name="T6"><text:s text:c="5"/></text:span><text:span text:style-name="T6">print('B.pre')</text:span></text:p>
            <text:p text:style-name="P5"><text:span text:style-name="T6"/></text:p>
            <text:p text:style-name="P5"><text:span text:style-name="T6">&gt;&gt;&gt; a = A()</text:span></text:p>
            <text:p text:style-name="P5"><text:span text:style-name="T6">&gt;&gt;&gt; a.do()</text:span></text:p>
            <text:p text:style-name="P5"><text:span text:style-name="T6">A.do</text:span></text:p>
            <text:p text:style-name="P5"><text:span text:style-name="T6">&gt;&gt;&gt; b = B()</text:span></text:p>
            <text:p text:style-name="P5"><text:span text:style-name="T6">&gt;&gt;&gt; b.do()</text:span></text:p>
            <text:p text:style-name="P5"><text:span text:style-name="T6">B.pre</text:span></text:p>
            <text:p text:style-name="P5"><text:span text:style-name="T6">a.do</text:span></text:p>
            <text:p text:style-name="P5"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draw:frame presentation:style-name="pr3" draw:layer="layout" svg:width="25.199cm" svg:height="3.506cm" svg:x="1.4cm" svg:y="0.837cm" presentation:class="title">
          <draw:text-box>
            <text:p>NotImplemented</text:p>
          </draw:text-box>
        </draw:frame>
        <draw:frame presentation:style-name="pr4" draw:text-style-name="P5" draw:layer="layout" svg:width="12.023cm" svg:height="12.179cm" svg:x="1.4cm" svg:y="4.914cm" presentation:class="outline" presentation:user-transformed="true">
          <draw:text-box>
            <text:p text:style-name="P5"><text:span text:style-name="T5">class</text:span><text:span text:style-name="T6"> A:</text:span></text:p>
            <text:p text:style-name="P5"><text:span text:style-name="T6"><text:s text:c="2"/></text:span><text:span text:style-name="T5">def</text:span><text:span text:style-name="T6"> override(self):</text:span></text:p>
            <text:p text:style-name="P5"><text:span text:style-name="T6"><text:s text:c="4"/></text:span><text:span text:style-name="T5">return </text:span><text:span text:style-name="T6">NotImplemented</text:span></text:p>
            <text:p text:style-name="P5"><text:span text:style-name="T6"><text:s text:c="2"/></text:span><text:span text:style-name="T5">def </text:span><text:span text:style-name="T6">do(self):</text:span></text:p>
            <text:p text:style-name="P5"><text:span text:style-name="T6"><text:s text:c="4"/></text:span><text:span text:style-name="T6">val = self.override()</text:span></text:p>
            <text:p text:style-name="P5"><text:span text:style-name="T6"><text:s text:c="4"/></text:span><text:span text:style-name="T5">if</text:span><text:span text:style-name="T6"> (val </text:span><text:span text:style-name="T5">is not <text:s text:c="15"/></text:span><text:span text:style-name="T6">NotImplemented):</text:span></text:p>
            <text:p text:style-name="P5"><text:span text:style-name="T6"><text:s text:c="6"/></text:span><text:span text:style-name="T5">return </text:span><text:span text:style-name="T6">val</text:span></text:p>
            <text:p text:style-name="P5"><text:span text:style-name="T6"><text:s text:c="4"/></text:span><text:span text:style-name="T5">else</text:span><text:span text:style-name="T6">:</text:span></text:p>
            <text:p text:style-name="P5"><text:span text:style-name="T6"><text:s text:c="6"/></text:span><text:span text:style-name="T5">return </text:span><text:span text:style-name="T6">'default'</text:span></text:p>
            <text:p text:style-name="P5"><text:span text:style-name="T6"/></text:p>
          </draw:text-box>
        </draw:frame>
        <draw:frame presentation:style-name="pr4" draw:text-style-name="P5" draw:layer="layout" svg:width="12.023cm" svg:height="12.179cm" svg:x="14.025cm" svg:y="4.914cm" presentation:class="outline" presentation:user-transformed="true">
          <draw:text-box>
            <text:p text:style-name="P5"><text:span text:style-name="T5">class </text:span><text:span text:style-name="T6">B:</text:span></text:p>
            <text:p text:style-name="P5"><text:span text:style-name="T6"><text:s text:c="2"/></text:span><text:span text:style-name="T5">def </text:span><text:span text:style-name="T6">override(self):</text:span></text:p>
            <text:p text:style-name="P5"><text:span text:style-name="T6"><text:s text:c="4"/></text:span><text:span text:style-name="T5">return </text:span><text:span text:style-name="T6">'overriden'</text:span></text:p>
            <text:p text:style-name="P5"><text:span text:style-name="T6">&gt;&gt;&gt; a = A()</text:span></text:p>
            <text:p text:style-name="P5"><text:span text:style-name="T6">&gt;&gt;&gt; a.do()</text:span></text:p>
            <text:p text:style-name="P5"><text:span text:style-name="T6">'default'</text:span></text:p>
            <text:p text:style-name="P5"><text:span text:style-name="T6">&gt;&gt;&gt; b = B()</text:span></text:p>
            <text:p text:style-name="P5"><text:span text:style-name="T6">&gt;&gt;&gt; b.do()</text:span></text:p>
            <text:p text:style-name="P5"><text:span text:style-name="T6">'overriden'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Zope Interface</text:p>
          </draw:text-box>
        </draw:frame>
        <draw:frame presentation:style-name="pr4" draw:text-style-name="P3" draw:layer="layout" svg:width="24.639cm" svg:height="15.748cm" svg:x="1.4cm" svg:y="3.556cm" presentation:class="outline" presentation:user-transformed="true">
          <draw:text-box>
            <text:p text:style-name="P3"><text:span text:style-name="T2">class </text:span><text:span text:style-name="T9">IFile(Interface):</text:span></text:p>
            <text:p text:style-name="P3"><text:span text:style-name="T9"><text:s text:c="2"/></text:span><text:span text:style-name="T9">body = Attribute('Contents of the file.')</text:span></text:p>
            <text:p text:style-name="P3"><text:span text:style-name="T2">class </text:span><text:span text:style-name="T9">ISize(Interface):</text:span></text:p>
            <text:p text:style-name="P3"><text:span text:style-name="T9"><text:s text:c="2"/></text:span><text:span text:style-name="T2">def </text:span><text:span text:style-name="T9">getSize():</text:span></text:p>
            <text:p text:style-name="P3"><text:span text:style-name="T9"><text:s text:c="4"/></text:span><text:span text:style-name="T9">'Return the size of an object.'</text:span></text:p>
            <text:p text:style-name="P3"><text:span text:style-name="T2">class </text:span><text:span text:style-name="T9">File(object):</text:span></text:p>
            <text:p text:style-name="P3"><text:span text:style-name="T9"><text:s text:c="2"/></text:span><text:span text:style-name="T9">implements(IFile)</text:span></text:p>
            <text:p text:style-name="P3"><text:span text:style-name="T9"><text:s text:c="2"/></text:span><text:span text:style-name="T9">body = 'foo bar'</text:span></text:p>
            <text:p text:style-name="P3"><text:span text:style-name="T2">class </text:span><text:span text:style-name="T9">FileSize(object):</text:span></text:p>
            <text:p text:style-name="P3"><text:span text:style-name="T9"><text:s text:c="2"/></text:span><text:span text:style-name="T9">implements(ISize)</text:span></text:p>
            <text:p text:style-name="P3"><text:span text:style-name="T9"><text:s text:c="2"/></text:span><text:span text:style-name="T9">__used_for__ = IFile</text:span></text:p>
            <text:p text:style-name="P3"><text:span text:style-name="T9"><text:s text:c="2"/></text:span><text:span text:style-name="T2">def </text:span><text:span text:style-name="T9">__init__(self, context):</text:span></text:p>
            <text:p text:style-name="P3"><text:span text:style-name="T9"><text:s text:c="4"/></text:span><text:span text:style-name="T9">self.context = context</text:span></text:p>
            <text:p text:style-name="P3"><text:span text:style-name="T9"><text:s text:c="2"/></text:span><text:span text:style-name="T2">def </text:span><text:span text:style-name="T9">getSize(self):</text:span></text:p>
            <text:p text:style-name="P3"><text:span text:style-name="T9"><text:s text:c="4"/></text:span><text:span text:style-name="T2">return </text:span><text:span text:style-name="T9">len(self.context.body)</text:span></text:p>
            <text:p text:style-name="P3"><text:span text:style-name="T9"/></text:p>
            <text:p text:style-name="P3"><text:span text:style-name="T9"/></text:p>
            <text:p text:style-name="P3"><text:span text:style-name="T9"/></text:p>
            <text:p text:style-name="P3"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Адаптеры</text:p>
          </draw:text-box>
        </draw:frame>
        <draw:frame presentation:style-name="pr4" draw:text-style-name="P3" draw:layer="layout" svg:width="24.639cm" svg:height="12.179cm" svg:x="1.4cm" svg:y="4.914cm" presentation:class="outline">
          <draw:text-box>
            <text:p text:style-name="P3"><text:span text:style-name="T9">registry = AdapterRegistry()</text:span></text:p>
            <text:p text:style-name="P3"><text:span text:style-name="T2">def </text:span><text:span text:style-name="T9">hook(provided, obj):</text:span></text:p>
            <text:p text:style-name="P3"><text:span text:style-name="T9"><text:s text:c="2"/></text:span><text:span text:style-name="T9">adapter = registry.lookup1(providedBy(obj),</text:span><text:span text:style-name="T9"><text:line-break/></text:span><text:span text:style-name="T9"> <text:s text:c="28"/>provided, '')</text:span></text:p>
            <text:p text:style-name="P3"><text:span text:style-name="T9"><text:s text:c="2"/></text:span><text:span text:style-name="T2">return </text:span><text:span text:style-name="T9">adapter(object)</text:span></text:p>
            <text:p text:style-name="P3"><text:span text:style-name="T9">adapter_hooks.append(hook)</text:span></text:p>
            <text:p text:style-name="P3"><text:span text:style-name="T9"/></text:p>
            <text:p text:style-name="P3"><text:span text:style-name="T9">&gt;&gt;&gt; file = File()</text:span></text:p>
            <text:p text:style-name="P3"><text:span text:style-name="T9">&gt;&gt;&gt; size = ISize(file)</text:span></text:p>
            <text:p text:style-name="P3"><text:span text:style-name="T9">&gt;&gt;&gt; size.getSize()</text:span></text:p>
            <text:p text:style-name="P3"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<text:span text:style-name="T1">Вопросы?</text:span></text:p>
            <text:p/>
            <text:p>Andrew Svetlov</text:p>
            <text:p><text:a xlink:href="mailto:andrew.svetlov@gmail.com">andrew.svetlov@gmail.com</text:a></text:p>
            <text:p>asvetlov.blogspot.com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w Svetlov</meta:initial-creator>
    <meta:creation-date>2012-09-14T17:55:33</meta:creation-date>
    <meta:editing-duration>P1DT1H3M8S</meta:editing-duration>
    <meta:editing-cycles>5</meta:editing-cycles>
    <dc:date>2012-09-16T09:27:32</dc:date>
    <dc:creator>Andrew Svetlov</dc:creator>
    <meta:generator>LibreOffice/3.5$Linux_X86_64 LibreOffice_project/350m1$Build-2</meta:generator>
    <meta:document-statistic meta:object-count="95"/>
  </office:meta>
</office:document-meta>
</file>